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544cm" fo:margin-left="-0.097cm" table:align="left"/>
    </style:style>
    <style:style style:name="Table1.A" style:family="table-column">
      <style:table-column-properties style:column-width="3.309cm"/>
    </style:style>
    <style:style style:name="Table1.C" style:family="table-column">
      <style:table-column-properties style:column-width="3.306cm"/>
    </style:style>
    <style:style style:name="Table1.E" style:family="table-column">
      <style:table-column-properties style:column-width="3.311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097cm" fo:border="0.035cm solid #000000"/>
    </style:style>
    <style:style style:name="Table1.A22" style:family="table-cell" style:data-style-name="N0">
      <style:table-cell-properties style:vertical-align="top" fo:padding="0.097cm" fo:border="0.035cm solid #000000"/>
    </style:style>
    <style:style style:name="P1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4" style:family="paragraph" style:parent-style-name="Style-3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5" style:family="paragraph" style:parent-style-name="Style-4">
      <style:paragraph-properties fo:margin-left="0cm" fo:margin-right="0cm" fo:margin-top="0cm" fo:margin-bottom="0.353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yle-2">
      <style:paragraph-properties fo:margin-left="0cm" fo:margin-right="0cm" fo:margin-top="0cm" fo:margin-bottom="0cm" fo:line-height="115%" fo:text-align="start" style:justify-single-word="false" fo:text-indent="1.27cm" style:auto-text-indent="fals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4" style:family="text">
      <style:text-properties fo:color="#ff00ff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" style:family="text">
      <style:text-properties fo:color="#00008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NOTE： </text:span></text:span></text:p>
      <text:p text:style-name="P6"><text:span text:style-name="Default_20_Paragraph_20_Font"><text:span text:style-name="T2">page-第几页；para-第几段（c2-column2 第二竖栏）；line-第几行（负数表示倒数）；original-原文；modification-修改</text:span>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1"><text:span text:style-name="Default_20_Paragraph_20_Font"><text:span text:style-name="T2">page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para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line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original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modification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需要某种种图像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需要某种图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ED将测评来鸦英国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Ed将测评来自英国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脸竟以20英镑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毕竟以20英镑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摘鸦#!Launchpad）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摘自Launchpad）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不言鸦明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不言自明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摘鸦）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摘自）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取所好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取所好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更毛泛的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更广泛的程序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而并未对tmux如此的原因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按：“如此”后没有动词似乎也可以）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亲鸦动手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亲自动手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运行的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运行的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我们定义一个变量loog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变量loop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毫很简单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毫会输出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22" office:value-type="float" office:value="11">
            <text:p text:style-name="P1"><text:span text:style-name="Default_20_Paragraph_20_Font"><text:span text:style-name="T2">1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让用用户可以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让用户可以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9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下面在详细说一下：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下面再详细说一下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1</text:span>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Default_20_Paragraph_20_Font"><text:span text:style-name="T2">（段落不全）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Default_20_Paragraph_20_Font"><text:span text:style-name="T2">1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最复杂的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鲜在杂志封面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照片在杂志封面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眉腾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眉毛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9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ISPConfig 3的安装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19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安装程毫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脸竟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毕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（Scrabble）在线涂_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在线涂鸦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_兽世界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魔兽世界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_兽世界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魔兽世界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在线涂_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在线涂鸦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我全新安装Ubuntu(原文正确fresh)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我重新安装Ubuntu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工作很好的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3p-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奇妙的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我使用雷_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我使用雷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任何应用程毫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带系统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带系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笔记本毛告是没有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#!sla中是正确的怎么办……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确实第一次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却是第一次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定义ACPI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定义ACPI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aMSN等程毫#!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2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除过我没有测试的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除了</text:span>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关于Ubuntu计序#!放弃（计划？）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关于Ubuntu继续放弃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身提供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身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雷__邮件客户端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雷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哪一点都不如</text:span></text:span></text:p>
            <text:p text:style-name="P1"><text:span text:style-name="Default_20_Paragraph_20_Font"><text:span text:style-name="T2">//对了，没有哪个操作系统在载入当前页面时像Ubuntu_9.10那样长。载入当前页面的时间，哪一点都不如Ubuntu_9.10快。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那一点都不如</text:span></text:span></text:p>
            <text:p text:style-name="P1"><text:span text:style-name="Default_20_Paragraph_20_Font"><text:span text:style-name="T2">//这段话需要重新翻译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0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应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一些鸦带的应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一些自带的应用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你鸦己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你自己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Ubuntu和鸦由软件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由软件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3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由软件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由软件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Ubuntu和鸦由软件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由软件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来水笔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来水笔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由黑客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由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寻毫渐进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循序渐进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5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启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6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定义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定义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应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9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雷__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雷鸟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4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面板上的“应用程</text:span></text:span><text:soft-page-break/><text:span text:style-name="Default_20_Paragraph_20_Font"><text:span text:style-name="T2">毫”菜单启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“应用程序”菜单启</text:span></text:span><text:soft-page-break/><text:span text:style-name="Default_20_Paragraph_20_Font"><text:span text:style-name="T2">动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7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鸦从有了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自从有了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应用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-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主程毫#！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8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c2p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来安。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来安装。</text:span>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<text:span text:style-name="Default_20_Paragraph_20_Font"><text:span text:style-name="T2">39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2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毫</text:span></text:span></text:p>
          </table:table-cell>
          <table:table-cell table:style-name="Table1.A1" office:value-type="string">
            <text:p text:style-name="P1"><text:span text:style-name="Default_20_Paragraph_20_Font"><text:span text:style-name="T2">程序</text:span></text:span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1"><text:span text:style-name="Default_20_Paragraph_20_Font"><text:span text:style-name="T3">勘误:</text:span></text:span></text:p>
      <text:p text:style-name="P1"><text:span text:style-name="Default_20_Paragraph_20_Font"><text:span text:style-name="T3">yangjia</text:span></text:span></text:p>
      <text:p text:style-name="P1"><text:span text:style-name="Default_20_Paragraph_20_Font"><text:span text:style-name="T3">易君召</text:span></text:span></text:p>
      <text:p text:style-name="P1"><text:span text:style-name="Default_20_Paragraph_20_Font"><text:span text:style-name="T3">danny</text:span></text:span></text:p>
      <text:p text:style-name="P1"><text:span text:style-name="Default_20_Paragraph_20_Font"><text:span text:style-name="T3">xinbi</text:span></text:span></text:p>
      <text:p text:style-name="P1"><text:span text:style-name="Default_20_Paragraph_20_Font"><text:span text:style-name="T3">刘鑫</text:span></text:span></text:p>
      <text:p text:style-name="P3"/>
      <text:p text:style-name="P1"><text:span text:style-name="Default_20_Paragraph_20_Font"><text:span text:style-name="T3">翻译：</text:span></text:span></text:p>
      <text:p text:style-name="P1"><text:span text:style-name="Default_20_Paragraph_20_Font"><text:span text:style-name="T3">吴俊楠</text:span></text:span></text:p>
      <text:p text:style-name="P1"><text:span text:style-name="Default_20_Paragraph_20_Font"><text:span text:style-name="T3">lxp121</text:span></text:span></text:p>
      <text:p text:style-name="P1"><text:span text:style-name="Default_20_Paragraph_20_Font"><text:span text:style-name="T3">Jay</text:span></text:span></text:p>
      <text:p text:style-name="P1"><text:span text:style-name="Default_20_Paragraph_20_Font"><text:span text:style-name="T3">victoroneil</text:span></text:span></text:p>
      <text:p text:style-name="P1"><text:span text:style-name="Default_20_Paragraph_20_Font"><text:span text:style-name="T3">hy</text:span></text:span></text:p>
      <text:p text:style-name="P1"><text:span text:style-name="Default_20_Paragraph_20_Font"><text:span text:style-name="T3">yangjia</text:span></text:span></text:p>
      <text:p text:style-name="P1"><text:span text:style-name="Default_20_Paragraph_20_Font"><text:span text:style-name="T3">muzuiget</text:span></text:span></text:p>
      <text:p text:style-name="P3"/>
      <text:p text:style-name="P1"><text:span text:style-name="Default_20_Paragraph_20_Font"><text:span text:style-name="T3">校对：</text:span></text:span></text:p>
      <text:p text:style-name="P1"><text:bookmark-start text:name="__DdeLink__2779_769708738"/><text:span text:style-name="Default_20_Paragraph_20_Font"><text:span text:style-name="T3">zhuzx</text:span></text:span></text:p>
      <text:p text:style-name="P1"><text:span text:style-name="Default_20_Paragraph_20_Font"><text:span text:style-name="T3">dkjiaoyang</text:span></text:span></text:p>
      <text:p text:style-name="P1"><text:span text:style-name="Default_20_Paragraph_20_Font"><text:span text:style-name="T3">zhuzx</text:span></text:span></text:p>
      <text:p text:style-name="P1"><text:span text:style-name="Default_20_Paragraph_20_Font"><text:span text:style-name="T3">hyacinth</text:span></text:span><text:bookmark-end text:name="__DdeLink__2779_769708738"/></text:p>
      <text:p text:style-name="P3"/>
      <text:p text:style-name="P3"/>
      <text:p text:style-name="P3"/>
      <text:p text:style-name="P1"><text:soft-page-break/><text:span text:style-name="Default_20_Paragraph_20_Font"><text:span text:style-name="T3">NEED TO DO：<text:line-break/><text:line-break/></text:span></text:span><text:span text:style-name="Default_20_Paragraph_20_Font"><text:span text:style-name="T4">1.整理一份34期的贡献者名单（负责人、翻译、校对、排版）<text:line-break/></text:span></text:span><text:span text:style-name="Default_20_Paragraph_20_Font"><text:span text:style-name="T3"><text:line-break/>2.完美服务器 文字和图片是否对应需要校对<text:line-break/>＋全份pdf文档内容的校对<text:line-break/><text:line-break/>3.（Ubuntu Women 修改了官方文件中链接错误的图标一个，说明一下）<text:line-break/><text:line-break/>4.PDF的侧边栏目录（这</text:span></text:span><text:span text:style-name="Default_20_Paragraph_20_Font"><text:span text:style-name="T5">个不需要了</text:span></text:span><text:span text:style-name="Default_20_Paragraph_20_Font"><text:span text:style-name="T3">）<text:line-break/>5.PDF 文档的属性修改（这个你指的是什么？如果是文档属性中显示出来的东西，那就不需要了）<text:line-break/><text:line-break/>6.尚有大量的链接需要检查修改<text:line-break/><text:line-break/>7.对于输出的pdf文档是 否存在乱码，因为使用evince和Adobe效果不同，需要大家反馈（可能某些字体我的系统中有而没有附加到pdf中）（ubuntu 10.04evince中无乱码？）<text:line-break/></text:span></text:span></text:p>
      <text:p text:style-name="P2"/>
      <text:p text:style-name="P2"/>
      <text:p text:style-name="P2">勘误时候发现的严重问题……这个不知道是不是字体原因，但是明明在sla文件中显示正常的字字，在输出成pdf的时候就出现了替换等问题。不知如何是好。而且发现evince与Adobe对于同一个字体的显示效果确实不一样……</text:p>
      <text:p text:style-name="P2"/>
      <text:p text:style-name="P2">还需要做:链接 本地化页面</text:p>
      <text:p text:style-name="P2"/>
      <text:p text:style-name="P1"><text:span text:style-name="Default_20_Paragraph_20_Font"><text:span text:style-name="T2"><text:tab/>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oppih </dc:creator>
    <meta:editing-cycles>4</meta:editing-cycles>
    <dc:date>2010-08-30T00:12:38</dc:date>
    <meta:editing-duration>PT01H09M38S</meta:editing-duration>
    <meta:document-statistic meta:table-count="1" meta:image-count="0" meta:object-count="0" meta:page-count="5" meta:paragraph-count="341" meta:word-count="494" meta:character-count="1790"/>
  </office:meta>
</office:document-meta>
</file>